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solid" draw:fill-color="#ffde59" draw:textarea-horizontal-align="justify" draw:textarea-vertical-align="middle" draw:auto-grow-height="false" fo:min-height="0.512cm" fo:min-width="0.262cm"/>
    </style:style>
    <style:style style:name="gr4" style:family="graphic" style:parent-style-name="objectwithoutfill">
      <style:graphic-properties draw:marker-start="Arrow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0.997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31cm" fo:min-width="0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8" style:family="graphic" style:parent-style-name="standard">
      <style:graphic-properties draw:fill="solid" draw:fill-color="#ffff6d" draw:opacity="50%" draw:textarea-horizontal-align="justify" draw:textarea-vertical-align="middle" draw:auto-grow-height="false" fo:min-height="1.147cm" fo:min-width="7.755cm" draw:shadow-opacity="50%"/>
    </style:style>
    <style:style style:name="gr9" style:family="graphic" style:parent-style-name="standard">
      <style:graphic-properties draw:fill="solid" draw:fill-color="#bbe33d" draw:opacity="50%" draw:textarea-horizontal-align="justify" draw:textarea-vertical-align="middle" draw:auto-grow-height="false" fo:min-height="2.266cm" fo:min-width="1.925cm" draw:shadow-opacity="50%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48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3cm" fo:min-width="1.792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83cm" fo:min-width="0.17cm"/>
    </style:style>
    <style:style style:name="gr14" style:family="graphic" style:parent-style-name="standard">
      <style:graphic-properties draw:fill="solid" draw:fill-color="#46f031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fill="solid" draw:fill-color="#46f031" draw:textarea-horizontal-align="justify" draw:textarea-vertical-align="middle" draw:auto-grow-height="false" fo:min-height="0.166cm" fo:min-width="0cm"/>
    </style:style>
    <style:style style:name="gr16" style:family="graphic" style:parent-style-name="standard">
      <style:graphic-properties draw:fill="solid" draw:fill-color="#dddddd" draw:textarea-horizontal-align="justify" draw:textarea-vertical-align="middle" draw:auto-grow-height="false" fo:min-height="0.166cm" fo:min-width="0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0.163cm" fo:min-width="0cm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 fo:min-height="0.161cm" fo:min-width="0cm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0.175cm" fo:min-width="0cm"/>
    </style:style>
    <style:style style:name="gr20" style:family="graphic" style:parent-style-name="standard">
      <style:graphic-properties draw:fill="solid" draw:fill-color="#46f031" draw:textarea-horizontal-align="justify" draw:textarea-vertical-align="middle" draw:auto-grow-height="false" fo:min-height="0.165cm" fo:min-width="0cm"/>
    </style:style>
    <style:style style:name="gr21" style:family="graphic" style:parent-style-name="standard">
      <style:graphic-properties draw:fill="solid" draw:fill-color="#dddddd" draw:textarea-horizontal-align="justify" draw:textarea-vertical-align="middle" draw:auto-grow-height="false" fo:min-height="0.165cm" fo:min-width="0cm"/>
    </style:style>
    <style:style style:name="gr22" style:family="graphic" style:parent-style-name="standard">
      <style:graphic-properties draw:fill="solid" draw:fill-color="#f6ff59" draw:textarea-horizontal-align="justify" draw:textarea-vertical-align="middle" draw:auto-grow-height="false" fo:min-height="0.165cm" fo:min-width="0cm"/>
    </style:style>
    <style:style style:name="gr23" style:family="graphic" style:parent-style-name="standard">
      <style:graphic-properties draw:fill="solid" draw:fill-color="#dddddd" draw:textarea-horizontal-align="justify" draw:textarea-vertical-align="middle" draw:auto-grow-height="false" fo:min-height="0.167cm" fo:min-width="0cm"/>
    </style:style>
    <style:style style:name="gr24" style:family="graphic" style:parent-style-name="standard">
      <style:graphic-properties draw:fill="solid" draw:fill-color="#46f031" draw:textarea-horizontal-align="justify" draw:textarea-vertical-align="middle" draw:auto-grow-height="false" fo:min-height="0.168cm" fo:min-width="0cm"/>
    </style:style>
    <style:style style:name="gr25" style:family="graphic" style:parent-style-name="standard">
      <style:graphic-properties draw:fill="solid" draw:fill-color="#dddddd" draw:textarea-horizontal-align="justify" draw:textarea-vertical-align="middle" draw:auto-grow-height="false" fo:min-height="0.168cm" fo:min-width="0cm"/>
    </style:style>
    <style:style style:name="gr26" style:family="graphic" style:parent-style-name="standard">
      <style:graphic-properties draw:fill="solid" draw:fill-color="#f6ff59" draw:textarea-horizontal-align="justify" draw:textarea-vertical-align="middle" draw:auto-grow-height="false" fo:min-height="0.171cm" fo:min-width="0cm"/>
    </style:style>
    <style:style style:name="gr27" style:family="graphic" style:parent-style-name="standard">
      <style:graphic-properties draw:fill="solid" draw:fill-color="#dddddd" draw:textarea-horizontal-align="justify" draw:textarea-vertical-align="middle" draw:auto-grow-height="false" fo:min-height="0.171cm" fo:min-width="0cm"/>
    </style:style>
    <style:style style:name="gr28" style:family="graphic" style:parent-style-name="standard">
      <style:graphic-properties draw:fill="solid" draw:fill-color="#46f031" draw:textarea-horizontal-align="justify" draw:textarea-vertical-align="middle" draw:auto-grow-height="false" fo:min-height="0.171cm" fo:min-width="0cm"/>
    </style:style>
    <style:style style:name="gr29" style:family="graphic" style:parent-style-name="standard">
      <style:graphic-properties draw:fill="solid" draw:fill-color="#f6ff59" draw:textarea-horizontal-align="justify" draw:textarea-vertical-align="middle" draw:auto-grow-height="false" fo:min-height="0.166cm" fo:min-width="0cm"/>
    </style:style>
    <style:style style:name="gr30" style:family="graphic" style:parent-style-name="standard">
      <style:graphic-properties draw:fill="solid" draw:fill-color="#46f031" draw:textarea-horizontal-align="justify" draw:textarea-vertical-align="middle" draw:auto-grow-height="false" fo:min-height="0.161cm" fo:min-width="0cm"/>
    </style:style>
    <style:style style:name="gr31" style:family="graphic" style:parent-style-name="standard">
      <style:graphic-properties draw:fill="solid" draw:fill-color="#f6ff59" draw:textarea-horizontal-align="justify" draw:textarea-vertical-align="middle" draw:auto-grow-height="false" fo:min-height="0.162cm" fo:min-width="0cm"/>
    </style:style>
    <style:style style:name="gr32" style:family="graphic" style:parent-style-name="standard">
      <style:graphic-properties draw:fill="solid" draw:fill-color="#dddddd" draw:textarea-horizontal-align="justify" draw:textarea-vertical-align="middle" draw:auto-grow-height="false" fo:min-height="0.162cm" fo:min-width="0cm"/>
    </style:style>
    <style:style style:name="gr33" style:family="graphic" style:parent-style-name="standard">
      <style:graphic-properties draw:fill="solid" draw:fill-color="#46f031" draw:textarea-horizontal-align="justify" draw:textarea-vertical-align="middle" draw:auto-grow-height="false" fo:min-height="0.162cm" fo:min-width="0cm"/>
    </style:style>
    <style:style style:name="gr34" style:family="graphic" style:parent-style-name="standard">
      <style:graphic-properties draw:fill="solid" draw:fill-color="#46f031" draw:textarea-horizontal-align="justify" draw:textarea-vertical-align="middle" draw:auto-grow-height="false" fo:min-height="0.175cm" fo:min-width="0cm"/>
    </style:style>
    <style:style style:name="gr35" style:family="graphic" style:parent-style-name="standard">
      <style:graphic-properties draw:fill="solid" draw:fill-color="#f6ff59" draw:textarea-horizontal-align="justify" draw:textarea-vertical-align="middle" draw:auto-grow-height="false" fo:min-height="0.16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>
      <style:graphic-properties draw:fill="solid" draw:fill-color="#bbe33d" draw:opacity="50%" draw:textarea-horizontal-align="justify" draw:textarea-vertical-align="middle" draw:auto-grow-height="false" fo:min-height="2.154cm" fo:min-width="1.925cm" draw:shadow-opacity="50%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.3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de59"/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solid" draw:fill-color="#ffff6d" draw:opacity="50%"/>
      <style:paragraph-properties fo:text-align="center"/>
    </style:style>
    <style:style style:name="P8" style:family="paragraph">
      <loext:graphic-properties draw:fill="solid" draw:fill-color="#bbe33d" draw:opacity="5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46f031"/>
      <style:paragraph-properties fo:text-align="center"/>
    </style:style>
    <style:style style:name="P11" style:family="paragraph">
      <loext:graphic-properties draw:fill="solid" draw:fill-color="#f6ff59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33% 58%" fo:font-size="13pt" style:font-size-asian="13pt" style:font-size-complex="13pt"/>
    </style:style>
    <style:style style:name="T7" style:family="text">
      <style:text-properties style:text-position="0% 100%" fo:font-size="13pt" style:font-size-asian="13pt" style:font-size-complex="13pt"/>
    </style:style>
    <style:style style:name="T8" style:family="text">
      <style:text-properties style:text-position="33% 58%" fo:font-size="10pt" style:font-size-asian="10pt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33% 58%"/>
    </style:style>
    <style:style style:name="T11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line draw:style-name="gr1" draw:text-style-name="P1" draw:layer="layout" svg:x1="10.017cm" svg:y1="4.694cm" svg:x2="3.032cm" svg:y2="4.694cm">
            <text:p/>
          </draw:line>
          <draw:line draw:style-name="gr1" draw:text-style-name="P1" draw:layer="layout" svg:x1="10.017cm" svg:y1="5.594cm" svg:x2="3.032cm" svg:y2="5.594cm">
            <text:p/>
          </draw:line>
          <draw:line draw:style-name="gr1" draw:text-style-name="P1" draw:layer="layout" svg:x1="10.017cm" svg:y1="6.494cm" svg:x2="3.032cm" svg:y2="6.494cm">
            <text:p/>
          </draw:line>
          <draw:line draw:style-name="gr1" draw:text-style-name="P1" draw:layer="layout" svg:x1="10.017cm" svg:y1="7.394cm" svg:x2="3.032cm" svg:y2="7.394cm">
            <text:p/>
          </draw:line>
          <draw:line draw:style-name="gr1" draw:text-style-name="P1" draw:layer="layout" svg:x1="10.017cm" svg:y1="8.294cm" svg:x2="3.032cm" svg:y2="8.294cm">
            <text:p/>
          </draw:line>
          <draw:line draw:style-name="gr1" draw:text-style-name="P1" draw:layer="layout" svg:x1="10.017cm" svg:y1="9.194cm" svg:x2="3.032cm" svg:y2="9.194cm">
            <text:p/>
          </draw:line>
          <draw:line draw:style-name="gr1" draw:text-style-name="P1" draw:layer="layout" svg:x1="4.693cm" svg:y1="3.032cm" svg:x2="4.693cm" svg:y2="9.89cm">
            <text:p/>
          </draw:line>
          <draw:line draw:style-name="gr1" draw:text-style-name="P1" draw:layer="layout" svg:x1="5.593cm" svg:y1="3.032cm" svg:x2="5.593cm" svg:y2="9.89cm">
            <text:p/>
          </draw:line>
          <draw:line draw:style-name="gr1" draw:text-style-name="P1" draw:layer="layout" svg:x1="6.493cm" svg:y1="3.032cm" svg:x2="6.493cm" svg:y2="9.89cm">
            <text:p/>
          </draw:line>
          <draw:line draw:style-name="gr1" draw:text-style-name="P1" draw:layer="layout" svg:x1="7.393cm" svg:y1="3.032cm" svg:x2="7.393cm" svg:y2="9.89cm">
            <text:p/>
          </draw:line>
          <draw:line draw:style-name="gr1" draw:text-style-name="P1" draw:layer="layout" svg:x1="8.293cm" svg:y1="3.032cm" svg:x2="8.293cm" svg:y2="9.89cm">
            <text:p/>
          </draw:line>
          <draw:line draw:style-name="gr1" draw:text-style-name="P1" draw:layer="layout" svg:x1="9.193cm" svg:y1="3.032cm" svg:x2="9.193cm" svg:y2="9.89cm">
            <text:p/>
          </draw:line>
          <draw:line draw:style-name="gr1" draw:text-style-name="P1" draw:layer="layout" svg:x1="10.016cm" svg:y1="3.794cm" svg:x2="3.031cm" svg:y2="3.794cm">
            <text:p/>
          </draw:line>
          <draw:line draw:style-name="gr1" draw:text-style-name="P1" draw:layer="layout" svg:x1="3.793cm" svg:y1="3.032cm" svg:x2="3.793cm" svg:y2="9.89cm">
            <text:p/>
          </draw:line>
          <draw:custom-shape draw:style-name="gr2" draw:text-style-name="P2" draw:layer="layout" svg:width="0.762cm" svg:height="0.762cm" svg:x="3.412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4.3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4.3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4.3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4.3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4.3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4.3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4.3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5.2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5.2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5.2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5.2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5.2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5.2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5.2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6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6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6.1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62cm" svg:height="0.762cm" svg:x="6.112cm" svg:y="6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6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6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6.1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7.0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7.0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7.0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7.0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7.0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7.0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7.0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7.9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7.9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7.9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7.9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7.9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7.9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7.9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8.8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8.8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8.8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8.8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8.8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8.8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8.81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3.794cm" svg:y1="2.905cm" svg:x2="3.794cm" svg:y2="2.143cm">
            <text:p/>
          </draw:line>
          <draw:line draw:style-name="gr1" draw:text-style-name="P1" draw:layer="layout" svg:x1="9.194cm" svg:y1="2.905cm" svg:x2="9.194cm" svg:y2="2.143cm">
            <text:p/>
          </draw:line>
          <draw:line draw:style-name="gr4" draw:text-style-name="P1" draw:layer="layout" svg:x1="9.228cm" svg:y1="2.524cm" svg:x2="3.794cm" svg:y2="2.524cm">
            <text:p/>
          </draw:line>
          <draw:frame draw:style-name="gr5" draw:text-style-name="P4" draw:layer="layout" svg:width="1.497cm" svg:height="0.683cm" svg:x="5.699cm" svg:y="2.143cm">
            <draw:text-box>
              <text:p><text:span text:style-name="T1">range</text:span></text:p>
            </draw:text-box>
          </draw:frame>
          <draw:line draw:style-name="gr1" draw:text-style-name="P1" draw:layer="layout" svg:x1="10.466cm" svg:y1="4.429cm" svg:x2="11.228cm" svg:y2="4.429cm">
            <text:p/>
          </draw:line>
          <draw:line draw:style-name="gr1" draw:text-style-name="P1" draw:layer="layout" svg:x1="10.525cm" svg:y1="5.826cm" svg:x2="11.287cm" svg:y2="5.826cm">
            <text:p/>
          </draw:line>
          <draw:line draw:style-name="gr4" draw:text-style-name="P1" draw:layer="layout" svg:x1="10.879cm" svg:y1="4.429cm" svg:x2="10.879cm" svg:y2="5.826cm">
            <text:p/>
          </draw:line>
          <draw:g>
            <draw:custom-shape draw:style-name="gr6" draw:text-style-name="P5" draw:layer="layout" svg:width="1.016cm" svg:height="0.381cm" svg:x="10.439cm" svg:y="4.935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6" draw:layer="layout" svg:width="1.397cm" svg:height="0.645cm" svg:x="10.371cm" svg:y="4.8cm">
              <draw:text-box>
                <text:p><text:span text:style-name="T2">zone</text:span></text:p>
              </draw:text-box>
            </draw:frame>
          </draw:g>
          <draw:custom-shape draw:style-name="gr8" draw:text-style-name="P7" draw:layer="layout" svg:width="8.255cm" svg:height="1.397cm" svg:x="2.143cm" svg:y="4.42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8" draw:layer="layout" svg:width="3.429cm" svg:height="3.556cm" svg:x="4.867cm" svg:y="4.6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6.523cm" svg:y1="6.461cm" svg:x2="8.047cm" svg:y2="7.35cm">
              <text:p/>
            </draw:line>
            <draw:frame draw:style-name="gr11" draw:text-style-name="P9" draw:layer="layout" svg:width="1.852cm" svg:height="0.806cm" svg:x="6.645cm" svg:y="6.04cm">
              <draw:text-box>
                <text:p><text:span text:style-name="T3">radius</text:span></text:p>
              </draw:text-box>
            </draw:frame>
          </draw:g>
        </draw:g>
      </draw:page>
      <draw:page draw:name="page2" draw:style-name="dp1" draw:master-page-name="Empty_25_20diagram">
        <draw:g>
          <draw:line draw:style-name="gr1" draw:text-style-name="P1" draw:layer="layout" svg:x1="10.017cm" svg:y1="4.695cm" svg:x2="3.032cm" svg:y2="4.695cm">
            <text:p/>
          </draw:line>
          <draw:line draw:style-name="gr1" draw:text-style-name="P1" draw:layer="layout" svg:x1="10.017cm" svg:y1="5.595cm" svg:x2="3.032cm" svg:y2="5.595cm">
            <text:p/>
          </draw:line>
          <draw:line draw:style-name="gr1" draw:text-style-name="P1" draw:layer="layout" svg:x1="10.017cm" svg:y1="6.495cm" svg:x2="3.032cm" svg:y2="6.495cm">
            <text:p/>
          </draw:line>
          <draw:line draw:style-name="gr1" draw:text-style-name="P1" draw:layer="layout" svg:x1="10.017cm" svg:y1="7.395cm" svg:x2="3.032cm" svg:y2="7.395cm">
            <text:p/>
          </draw:line>
          <draw:line draw:style-name="gr1" draw:text-style-name="P1" draw:layer="layout" svg:x1="10.017cm" svg:y1="8.295cm" svg:x2="3.032cm" svg:y2="8.295cm">
            <text:p/>
          </draw:line>
          <draw:line draw:style-name="gr1" draw:text-style-name="P1" draw:layer="layout" svg:x1="10.017cm" svg:y1="9.195cm" svg:x2="3.032cm" svg:y2="9.195cm">
            <text:p/>
          </draw:line>
          <draw:line draw:style-name="gr1" draw:text-style-name="P1" draw:layer="layout" svg:x1="4.693cm" svg:y1="3.033cm" svg:x2="4.693cm" svg:y2="9.891cm">
            <text:p/>
          </draw:line>
          <draw:line draw:style-name="gr1" draw:text-style-name="P1" draw:layer="layout" svg:x1="5.593cm" svg:y1="3.033cm" svg:x2="5.593cm" svg:y2="9.891cm">
            <text:p/>
          </draw:line>
          <draw:line draw:style-name="gr1" draw:text-style-name="P1" draw:layer="layout" svg:x1="6.493cm" svg:y1="3.033cm" svg:x2="6.493cm" svg:y2="9.891cm">
            <text:p/>
          </draw:line>
          <draw:line draw:style-name="gr1" draw:text-style-name="P1" draw:layer="layout" svg:x1="7.393cm" svg:y1="3.033cm" svg:x2="7.393cm" svg:y2="9.891cm">
            <text:p/>
          </draw:line>
          <draw:line draw:style-name="gr1" draw:text-style-name="P1" draw:layer="layout" svg:x1="8.293cm" svg:y1="3.033cm" svg:x2="8.293cm" svg:y2="9.891cm">
            <text:p/>
          </draw:line>
          <draw:line draw:style-name="gr1" draw:text-style-name="P1" draw:layer="layout" svg:x1="9.193cm" svg:y1="3.033cm" svg:x2="9.193cm" svg:y2="9.891cm">
            <text:p/>
          </draw:line>
          <draw:line draw:style-name="gr1" draw:text-style-name="P1" draw:layer="layout" svg:x1="10.016cm" svg:y1="3.795cm" svg:x2="3.031cm" svg:y2="3.795cm">
            <text:p/>
          </draw:line>
          <draw:line draw:style-name="gr1" draw:text-style-name="P1" draw:layer="layout" svg:x1="3.793cm" svg:y1="3.033cm" svg:x2="3.793cm" svg:y2="9.891cm">
            <text:p/>
          </draw:line>
          <draw:custom-shape draw:style-name="gr2" draw:text-style-name="P2" draw:layer="layout" svg:width="0.762cm" svg:height="0.762cm" svg:x="3.412cm" svg:y="3.4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3.4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3.4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3.4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3.4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3.4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3.4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4.3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4.3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4.3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4.3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4.3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4.3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4.3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5.2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5.2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5.2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5.2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5.2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5.2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5.2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6.1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6.1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6.11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762cm" svg:height="0.762cm" svg:x="6.112cm" svg:y="6.1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6.1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6.1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6.1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7.0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7.0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7.0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7.0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7.0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7.0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7.0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7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7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7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7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7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7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7.9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3.412cm" svg:y="8.8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4.312cm" svg:y="8.8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5.212cm" svg:y="8.8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6.112cm" svg:y="8.8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012cm" svg:y="8.8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7.912cm" svg:y="8.8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762cm" svg:height="0.762cm" svg:x="8.812cm" svg:y="8.814cm">
            <text:p/>
            <draw:enhanced-geometry svg:viewBox="0 0 21600 21600" draw:type="rectangle" draw:enhanced-path="M 0 0 L 21600 0 21600 21600 0 21600 0 0 Z N"/>
          </draw:custom-shape>
          <draw:g>
            <draw:line draw:style-name="gr1" draw:text-style-name="P1" draw:layer="layout" svg:x1="3.794cm" svg:y1="2.906cm" svg:x2="3.794cm" svg:y2="2.144cm">
              <text:p/>
            </draw:line>
            <draw:line draw:style-name="gr1" draw:text-style-name="P1" draw:layer="layout" svg:x1="9.194cm" svg:y1="2.906cm" svg:x2="9.194cm" svg:y2="2.144cm">
              <text:p/>
            </draw:line>
            <draw:line draw:style-name="gr4" draw:text-style-name="P1" draw:layer="layout" svg:x1="9.228cm" svg:y1="2.525cm" svg:x2="3.794cm" svg:y2="2.525cm">
              <text:p/>
            </draw:line>
            <draw:frame draw:style-name="gr12" draw:text-style-name="P4" draw:layer="layout" svg:width="2.292cm" svg:height="0.763cm" svg:x="5.699cm" svg:y="2.144cm">
              <draw:text-box>
                <text:p><text:span text:style-name="T4">range (</text:span><text:span text:style-name="T5">2</text:span><text:span text:style-name="T6">n</text:span><text:span text:style-name="T7">)</text:span></text:p>
              </draw:text-box>
            </draw:frame>
          </draw:g>
          <draw:line draw:style-name="gr1" draw:text-style-name="P1" draw:layer="layout" svg:x1="10.466cm" svg:y1="4.43cm" svg:x2="11.228cm" svg:y2="4.43cm">
            <text:p/>
          </draw:line>
          <draw:line draw:style-name="gr1" draw:text-style-name="P1" draw:layer="layout" svg:x1="10.525cm" svg:y1="5.827cm" svg:x2="11.287cm" svg:y2="5.827cm">
            <text:p/>
          </draw:line>
          <draw:line draw:style-name="gr4" draw:text-style-name="P1" draw:layer="layout" svg:x1="10.879cm" svg:y1="4.43cm" svg:x2="10.879cm" svg:y2="5.827cm">
            <text:p/>
          </draw:line>
          <draw:custom-shape draw:style-name="gr13" draw:text-style-name="P5" draw:layer="layout" svg:width="0.67cm" svg:height="0.433cm" svg:x="10.59cm" svg:y="4.88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2.44cm" svg:height="0.645cm" svg:x="10.325cm" svg:y="4.786cm">
            <draw:text-box>
              <text:p><text:span text:style-name="T2">zone <text:s/>(2</text:span><text:span text:style-name="T8">-n</text:span><text:span text:style-name="T2">)</text:span></text:p>
            </draw:text-box>
          </draw:frame>
          <draw:custom-shape draw:style-name="gr8" draw:text-style-name="P7" draw:layer="layout" svg:width="8.255cm" svg:height="1.397cm" svg:x="2.143cm" svg:y="4.4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8" draw:layer="layout" svg:width="3.429cm" svg:height="3.556cm" svg:x="4.867cm" svg:y="4.6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6.523cm" svg:y1="6.462cm" svg:x2="8.047cm" svg:y2="7.351cm">
              <text:p/>
            </draw:line>
            <draw:frame draw:style-name="gr11" draw:text-style-name="P9" draw:layer="layout" svg:width="1.852cm" svg:height="0.806cm" svg:x="6.645cm" svg:y="6.041cm">
              <draw:text-box>
                <text:p><text:span text:style-name="T3">radius</text:span></text:p>
              </draw:text-box>
            </draw:frame>
          </draw:g>
        </draw:g>
      </draw:page>
      <draw:page draw:name="page3" draw:style-name="dp1" draw:master-page-name="Empty_25_20diagram">
        <draw:line draw:style-name="gr1" draw:text-style-name="P1" draw:layer="layout" svg:x1="6.461cm" svg:y1="3.096cm" svg:x2="1.508cm" svg:y2="3.096cm">
          <text:p/>
        </draw:line>
        <draw:line draw:style-name="gr1" draw:text-style-name="P1" draw:layer="layout" svg:x1="6.461cm" svg:y1="3.996cm" svg:x2="1.508cm" svg:y2="3.996cm">
          <text:p/>
        </draw:line>
        <draw:line draw:style-name="gr1" draw:text-style-name="P1" draw:layer="layout" svg:x1="6.461cm" svg:y1="4.896cm" svg:x2="1.508cm" svg:y2="4.896cm">
          <text:p/>
        </draw:line>
        <draw:line draw:style-name="gr1" draw:text-style-name="P1" draw:layer="layout" svg:x1="6.461cm" svg:y1="5.796cm" svg:x2="1.508cm" svg:y2="5.796cm">
          <text:p/>
        </draw:line>
        <draw:line draw:style-name="gr1" draw:text-style-name="P1" draw:layer="layout" svg:x1="6.461cm" svg:y1="6.696cm" svg:x2="1.508cm" svg:y2="6.696cm">
          <text:p/>
        </draw:line>
        <draw:line draw:style-name="gr1" draw:text-style-name="P1" draw:layer="layout" svg:x1="3.092cm" svg:y1="2.397cm" svg:x2="3.092cm" svg:y2="7.35cm">
          <text:p/>
        </draw:line>
        <draw:line draw:style-name="gr1" draw:text-style-name="P1" draw:layer="layout" svg:x1="3.992cm" svg:y1="2.397cm" svg:x2="3.992cm" svg:y2="7.35cm">
          <text:p/>
        </draw:line>
        <draw:line draw:style-name="gr1" draw:text-style-name="P1" draw:layer="layout" svg:x1="4.892cm" svg:y1="2.397cm" svg:x2="4.892cm" svg:y2="7.35cm">
          <text:p/>
        </draw:line>
        <draw:line draw:style-name="gr1" draw:text-style-name="P1" draw:layer="layout" svg:x1="5.792cm" svg:y1="2.397cm" svg:x2="5.792cm" svg:y2="7.35cm">
          <text:p/>
        </draw:line>
        <draw:line draw:style-name="gr1" draw:text-style-name="P1" draw:layer="layout" svg:x1="2.192cm" svg:y1="2.397cm" svg:x2="2.192cm" svg:y2="7.35cm">
          <text:p/>
        </draw:line>
        <draw:custom-shape draw:style-name="gr14" draw:text-style-name="P10" draw:layer="layout" svg:width="0.762cm" svg:height="0.762cm" svg:x="1.811cm" svg:y="2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11cm" svg:y="2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3.611cm" svg:y="2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511cm" svg:y="2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5.411cm" svg:y="2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.811cm" svg:y="3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11cm" svg:y="3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611cm" svg:y="3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511cm" svg:y="3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11cm" svg:y="3.6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.811cm" svg:y="4.5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11cm" svg:y="4.5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3.611cm" svg:y="4.5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511cm" svg:y="4.5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5.411cm" svg:y="4.5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.811cm" svg:y="5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11cm" svg:y="5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611cm" svg:y="5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511cm" svg:y="5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11cm" svg:y="5.4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.811cm" svg:y="6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2.711cm" svg:y="6.3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3.611cm" svg:y="6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4.511cm" svg:y="6.3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5.411cm" svg:y="6.3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662cm" svg:y1="3.097cm" svg:x2="7.709cm" svg:y2="3.097cm">
          <text:p/>
        </draw:line>
        <draw:line draw:style-name="gr1" draw:text-style-name="P1" draw:layer="layout" svg:x1="12.662cm" svg:y1="3.997cm" svg:x2="7.709cm" svg:y2="3.997cm">
          <text:p/>
        </draw:line>
        <draw:line draw:style-name="gr1" draw:text-style-name="P1" draw:layer="layout" svg:x1="12.662cm" svg:y1="4.897cm" svg:x2="7.709cm" svg:y2="4.897cm">
          <text:p/>
        </draw:line>
        <draw:line draw:style-name="gr1" draw:text-style-name="P1" draw:layer="layout" svg:x1="12.662cm" svg:y1="5.797cm" svg:x2="7.709cm" svg:y2="5.797cm">
          <text:p/>
        </draw:line>
        <draw:line draw:style-name="gr1" draw:text-style-name="P1" draw:layer="layout" svg:x1="12.662cm" svg:y1="6.697cm" svg:x2="7.709cm" svg:y2="6.697cm">
          <text:p/>
        </draw:line>
        <draw:line draw:style-name="gr1" draw:text-style-name="P1" draw:layer="layout" svg:x1="9.293cm" svg:y1="2.398cm" svg:x2="9.293cm" svg:y2="7.351cm">
          <text:p/>
        </draw:line>
        <draw:line draw:style-name="gr1" draw:text-style-name="P1" draw:layer="layout" svg:x1="10.193cm" svg:y1="2.398cm" svg:x2="10.193cm" svg:y2="7.351cm">
          <text:p/>
        </draw:line>
        <draw:line draw:style-name="gr1" draw:text-style-name="P1" draw:layer="layout" svg:x1="11.093cm" svg:y1="2.398cm" svg:x2="11.093cm" svg:y2="7.351cm">
          <text:p/>
        </draw:line>
        <draw:line draw:style-name="gr1" draw:text-style-name="P1" draw:layer="layout" svg:x1="11.993cm" svg:y1="2.398cm" svg:x2="11.993cm" svg:y2="7.351cm">
          <text:p/>
        </draw:line>
        <draw:line draw:style-name="gr1" draw:text-style-name="P1" draw:layer="layout" svg:x1="8.393cm" svg:y1="2.398cm" svg:x2="8.393cm" svg:y2="7.351cm">
          <text:p/>
        </draw:line>
        <draw:custom-shape draw:style-name="gr3" draw:text-style-name="P3" draw:layer="layout" svg:width="0.762cm" svg:height="0.762cm" svg:x="8.012cm" svg:y="2.7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8.912cm" svg:y="2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9.812cm" svg:y="2.7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0.712cm" svg:y="2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11.612cm" svg:y="2.7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8.012cm" svg:y="3.6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8.912cm" svg:y="3.6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9.812cm" svg:y="3.6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0.712cm" svg:y="3.6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1.612cm" svg:y="3.6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012cm" svg:y="4.5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8.912cm" svg:y="4.5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9.812cm" svg:y="4.5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0.712cm" svg:y="4.5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11.612cm" svg:y="4.5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8.012cm" svg:y="5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8.912cm" svg:y="5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9.812cm" svg:y="5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0.712cm" svg:y="5.4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1.612cm" svg:y="5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012cm" svg:y="6.3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8.912cm" svg:y="6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9.812cm" svg:y="6.3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62cm" svg:height="0.762cm" svg:x="10.712cm" svg:y="6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11.612cm" svg:y="6.31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Empty_25_20diagram">
        <draw:line draw:style-name="gr1" draw:text-style-name="P1" draw:layer="layout" svg:x1="3.809cm" svg:y1="3.034cm" svg:x2="3.81cm" svg:y2="7.752cm">
          <text:p/>
        </draw:line>
        <draw:line draw:style-name="gr1" draw:text-style-name="P1" draw:layer="layout" svg:x1="4.302cm" svg:y1="3.034cm" svg:x2="4.303cm" svg:y2="7.752cm">
          <text:p/>
        </draw:line>
        <draw:line draw:style-name="gr1" draw:text-style-name="P1" draw:layer="layout" svg:x1="4.794cm" svg:y1="3.034cm" svg:x2="4.795cm" svg:y2="7.752cm">
          <text:p/>
        </draw:line>
        <draw:line draw:style-name="gr1" draw:text-style-name="P1" draw:layer="layout" svg:x1="5.287cm" svg:y1="3.034cm" svg:x2="5.288cm" svg:y2="7.752cm">
          <text:p/>
        </draw:line>
        <draw:line draw:style-name="gr1" draw:text-style-name="P1" draw:layer="layout" svg:x1="5.78cm" svg:y1="3.034cm" svg:x2="5.781cm" svg:y2="7.752cm">
          <text:p/>
        </draw:line>
        <draw:line draw:style-name="gr1" draw:text-style-name="P1" draw:layer="layout" svg:x1="6.273cm" svg:y1="3.034cm" svg:x2="6.274cm" svg:y2="7.752cm">
          <text:p/>
        </draw:line>
        <draw:line draw:style-name="gr1" draw:text-style-name="P1" draw:layer="layout" svg:x1="6.766cm" svg:y1="3.034cm" svg:x2="6.767cm" svg:y2="7.752cm">
          <text:p/>
        </draw:line>
        <draw:line draw:style-name="gr1" draw:text-style-name="P1" draw:layer="layout" svg:x1="7.259cm" svg:y1="3.034cm" svg:x2="7.26cm" svg:y2="7.752cm">
          <text:p/>
        </draw:line>
        <draw:line draw:style-name="gr1" draw:text-style-name="P1" draw:layer="layout" svg:x1="7.699cm" svg:y1="3.942cm" svg:x2="2.9cm" svg:y2="3.942cm">
          <text:p/>
        </draw:line>
        <draw:line draw:style-name="gr1" draw:text-style-name="P1" draw:layer="layout" svg:x1="7.699cm" svg:y1="4.434cm" svg:x2="2.9cm" svg:y2="4.434cm">
          <text:p/>
        </draw:line>
        <draw:line draw:style-name="gr1" draw:text-style-name="P1" draw:layer="layout" svg:x1="7.699cm" svg:y1="4.926cm" svg:x2="2.9cm" svg:y2="4.926cm">
          <text:p/>
        </draw:line>
        <draw:line draw:style-name="gr1" draw:text-style-name="P1" draw:layer="layout" svg:x1="7.699cm" svg:y1="5.418cm" svg:x2="2.9cm" svg:y2="5.418cm">
          <text:p/>
        </draw:line>
        <draw:line draw:style-name="gr1" draw:text-style-name="P1" draw:layer="layout" svg:x1="7.699cm" svg:y1="5.91cm" svg:x2="2.9cm" svg:y2="5.91cm">
          <text:p/>
        </draw:line>
        <draw:line draw:style-name="gr1" draw:text-style-name="P1" draw:layer="layout" svg:x1="7.63cm" svg:y1="6.401cm" svg:x2="2.9cm" svg:y2="6.401cm">
          <text:p/>
        </draw:line>
        <draw:line draw:style-name="gr1" draw:text-style-name="P1" draw:layer="layout" svg:x1="7.699cm" svg:y1="3.45cm" svg:x2="2.9cm" svg:y2="3.45cm">
          <text:p/>
        </draw:line>
        <draw:line draw:style-name="gr1" draw:text-style-name="P1" draw:layer="layout" svg:x1="3.316cm" svg:y1="3.034cm" svg:x2="3.317cm" svg:y2="7.752cm">
          <text:p/>
        </draw:line>
        <draw:custom-shape draw:style-name="gr15" draw:text-style-name="P10" draw:layer="layout" svg:width="0.41cm" svg:height="0.416cm" svg:x="3.116cm" svg:y="3.2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3.596cm" svg:y="3.2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2cm" svg:height="0.416cm" svg:x="4.088cm" svg:y="3.2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5cm" svg:height="0.416cm" svg:x="4.592cm" svg:y="3.2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6cm" svg:height="0.416cm" svg:x="5.084cm" svg:y="3.2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5.564cm" svg:y="3.2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3cm" svg:height="0.416cm" svg:x="6.063cm" svg:y="3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1cm" svg:height="0.413cm" svg:x="3.116cm" svg:y="3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32cm" svg:height="0.413cm" svg:x="3.596cm" svg:y="3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2cm" svg:height="0.413cm" svg:x="4.088cm" svg:y="3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05cm" svg:height="0.413cm" svg:x="4.592cm" svg:y="3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16cm" svg:height="0.413cm" svg:x="5.084cm" svg:y="3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32cm" svg:height="0.413cm" svg:x="5.564cm" svg:y="3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13cm" svg:height="0.413cm" svg:x="6.063cm" svg:y="3.7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1cm" svg:height="0.411cm" svg:x="3.116cm" svg:y="4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32cm" svg:height="0.411cm" svg:x="3.596cm" svg:y="4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2cm" svg:height="0.411cm" svg:x="4.088cm" svg:y="4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05cm" svg:height="0.411cm" svg:x="4.592cm" svg:y="4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16cm" svg:height="0.411cm" svg:x="5.084cm" svg:y="4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32cm" svg:height="0.411cm" svg:x="5.564cm" svg:y="4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13cm" svg:height="0.411cm" svg:x="6.063cm" svg:y="4.2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cm" svg:height="0.425cm" svg:x="3.116cm" svg:y="4.7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32cm" svg:height="0.425cm" svg:x="3.596cm" svg:y="4.7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2cm" svg:height="0.425cm" svg:x="4.088cm" svg:y="4.7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05cm" svg:height="0.425cm" svg:x="4.592cm" svg:y="4.7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6cm" svg:height="0.425cm" svg:x="5.084cm" svg:y="4.7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32cm" svg:height="0.425cm" svg:x="5.564cm" svg:y="4.7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3cm" svg:height="0.425cm" svg:x="6.063cm" svg:y="4.7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1cm" svg:height="0.415cm" svg:x="3.116cm" svg:y="5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32cm" svg:height="0.415cm" svg:x="3.596cm" svg:y="5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2cm" svg:height="0.415cm" svg:x="4.088cm" svg:y="5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05cm" svg:height="0.415cm" svg:x="4.592cm" svg:y="5.2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16cm" svg:height="0.415cm" svg:x="5.084cm" svg:y="5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32cm" svg:height="0.415cm" svg:x="5.564cm" svg:y="5.2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13cm" svg:height="0.415cm" svg:x="6.063cm" svg:y="5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cm" svg:height="0.425cm" svg:x="3.116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32cm" svg:height="0.425cm" svg:x="3.596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2cm" svg:height="0.425cm" svg:x="4.088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05cm" svg:height="0.425cm" svg:x="4.592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6cm" svg:height="0.425cm" svg:x="5.084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32cm" svg:height="0.425cm" svg:x="5.564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3cm" svg:height="0.425cm" svg:x="6.063cm" svg:y="5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cm" svg:height="0.416cm" svg:x="3.116cm" svg:y="6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3.596cm" svg:y="6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2cm" svg:height="0.416cm" svg:x="4.088cm" svg:y="6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5cm" svg:height="0.416cm" svg:x="4.592cm" svg:y="6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6cm" svg:height="0.416cm" svg:x="5.084cm" svg:y="6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5.564cm" svg:y="6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3cm" svg:height="0.416cm" svg:x="6.063cm" svg:y="6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6cm" svg:height="0.416cm" svg:x="6.566cm" svg:y="3.2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23cm" svg:height="0.416cm" svg:x="7.052cm" svg:y="3.2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06cm" svg:height="0.413cm" svg:x="6.566cm" svg:y="3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423cm" svg:height="0.413cm" svg:x="7.052cm" svg:y="3.7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06cm" svg:height="0.411cm" svg:x="6.566cm" svg:y="4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23cm" svg:height="0.411cm" svg:x="7.052cm" svg:y="4.2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06cm" svg:height="0.425cm" svg:x="6.566cm" svg:y="4.70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23cm" svg:height="0.425cm" svg:x="7.052cm" svg:y="4.70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06cm" svg:height="0.415cm" svg:x="6.566cm" svg:y="5.2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23cm" svg:height="0.415cm" svg:x="7.052cm" svg:y="5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06cm" svg:height="0.425cm" svg:x="6.566cm" svg:y="5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23cm" svg:height="0.425cm" svg:x="7.052cm" svg:y="5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6cm" svg:height="0.416cm" svg:x="6.566cm" svg:y="6.1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23cm" svg:height="0.416cm" svg:x="7.052cm" svg:y="6.18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3cm" svg:y1="6.893cm" svg:x2="2.9cm" svg:y2="6.893cm">
          <text:p/>
        </draw:line>
        <draw:custom-shape draw:style-name="gr23" draw:text-style-name="P2" draw:layer="layout" svg:width="0.41cm" svg:height="0.417cm" svg:x="3.116cm" svg:y="6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432cm" svg:height="0.417cm" svg:x="3.596cm" svg:y="6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42cm" svg:height="0.417cm" svg:x="4.088cm" svg:y="6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405cm" svg:height="0.417cm" svg:x="4.592cm" svg:y="6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416cm" svg:height="0.417cm" svg:x="5.084cm" svg:y="6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432cm" svg:height="0.417cm" svg:x="5.564cm" svg:y="6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413cm" svg:height="0.417cm" svg:x="6.063cm" svg:y="6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406cm" svg:height="0.417cm" svg:x="6.566cm" svg:y="6.69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423cm" svg:height="0.417cm" svg:x="7.052cm" svg:y="6.69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3cm" svg:y1="7.385cm" svg:x2="2.9cm" svg:y2="7.385cm">
          <text:p/>
        </draw:line>
        <draw:custom-shape draw:style-name="gr24" draw:text-style-name="P10" draw:layer="layout" svg:width="0.41cm" svg:height="0.418cm" svg:x="3.116cm" svg:y="7.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432cm" svg:height="0.418cm" svg:x="3.596cm" svg:y="7.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42cm" svg:height="0.418cm" svg:x="4.088cm" svg:y="7.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405cm" svg:height="0.418cm" svg:x="4.592cm" svg:y="7.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416cm" svg:height="0.418cm" svg:x="5.084cm" svg:y="7.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432cm" svg:height="0.418cm" svg:x="5.564cm" svg:y="7.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413cm" svg:height="0.418cm" svg:x="6.063cm" svg:y="7.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406cm" svg:height="0.418cm" svg:x="6.566cm" svg:y="7.1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423cm" svg:height="0.418cm" svg:x="7.052cm" svg:y="7.1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809cm" svg:y1="8.226cm" svg:x2="3.81cm" svg:y2="12.944cm">
          <text:p/>
        </draw:line>
        <draw:line draw:style-name="gr1" draw:text-style-name="P1" draw:layer="layout" svg:x1="4.302cm" svg:y1="8.226cm" svg:x2="4.303cm" svg:y2="12.944cm">
          <text:p/>
        </draw:line>
        <draw:line draw:style-name="gr1" draw:text-style-name="P1" draw:layer="layout" svg:x1="4.795cm" svg:y1="8.226cm" svg:x2="4.796cm" svg:y2="12.944cm">
          <text:p/>
        </draw:line>
        <draw:line draw:style-name="gr1" draw:text-style-name="P1" draw:layer="layout" svg:x1="5.288cm" svg:y1="8.226cm" svg:x2="5.289cm" svg:y2="12.944cm">
          <text:p/>
        </draw:line>
        <draw:line draw:style-name="gr1" draw:text-style-name="P1" draw:layer="layout" svg:x1="5.781cm" svg:y1="8.226cm" svg:x2="5.782cm" svg:y2="12.944cm">
          <text:p/>
        </draw:line>
        <draw:line draw:style-name="gr1" draw:text-style-name="P1" draw:layer="layout" svg:x1="6.274cm" svg:y1="8.226cm" svg:x2="6.275cm" svg:y2="12.944cm">
          <text:p/>
        </draw:line>
        <draw:line draw:style-name="gr1" draw:text-style-name="P1" draw:layer="layout" svg:x1="6.767cm" svg:y1="8.226cm" svg:x2="6.768cm" svg:y2="12.944cm">
          <text:p/>
        </draw:line>
        <draw:line draw:style-name="gr1" draw:text-style-name="P1" draw:layer="layout" svg:x1="7.26cm" svg:y1="8.226cm" svg:x2="7.261cm" svg:y2="12.944cm">
          <text:p/>
        </draw:line>
        <draw:line draw:style-name="gr1" draw:text-style-name="P1" draw:layer="layout" svg:x1="7.7cm" svg:y1="9.134cm" svg:x2="2.901cm" svg:y2="9.134cm">
          <text:p/>
        </draw:line>
        <draw:line draw:style-name="gr1" draw:text-style-name="P1" draw:layer="layout" svg:x1="7.7cm" svg:y1="9.626cm" svg:x2="2.901cm" svg:y2="9.626cm">
          <text:p/>
        </draw:line>
        <draw:line draw:style-name="gr1" draw:text-style-name="P1" draw:layer="layout" svg:x1="7.7cm" svg:y1="10.118cm" svg:x2="2.901cm" svg:y2="10.118cm">
          <text:p/>
        </draw:line>
        <draw:line draw:style-name="gr1" draw:text-style-name="P1" draw:layer="layout" svg:x1="7.7cm" svg:y1="10.609cm" svg:x2="2.901cm" svg:y2="10.609cm">
          <text:p/>
        </draw:line>
        <draw:line draw:style-name="gr1" draw:text-style-name="P1" draw:layer="layout" svg:x1="7.7cm" svg:y1="11.101cm" svg:x2="2.901cm" svg:y2="11.101cm">
          <text:p/>
        </draw:line>
        <draw:line draw:style-name="gr1" draw:text-style-name="P1" draw:layer="layout" svg:x1="7.631cm" svg:y1="11.593cm" svg:x2="2.901cm" svg:y2="11.593cm">
          <text:p/>
        </draw:line>
        <draw:line draw:style-name="gr1" draw:text-style-name="P1" draw:layer="layout" svg:x1="7.7cm" svg:y1="8.642cm" svg:x2="2.901cm" svg:y2="8.642cm">
          <text:p/>
        </draw:line>
        <draw:line draw:style-name="gr1" draw:text-style-name="P1" draw:layer="layout" svg:x1="3.316cm" svg:y1="8.226cm" svg:x2="3.317cm" svg:y2="12.944cm">
          <text:p/>
        </draw:line>
        <draw:custom-shape draw:style-name="gr26" draw:text-style-name="P11" draw:layer="layout" svg:width="0.411cm" svg:height="0.421cm" svg:x="3.116cm" svg:y="8.4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432cm" svg:height="0.421cm" svg:x="3.596cm" svg:y="8.4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419cm" svg:height="0.421cm" svg:x="4.089cm" svg:y="8.4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405cm" svg:height="0.421cm" svg:x="4.593cm" svg:y="8.4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17cm" svg:height="0.421cm" svg:x="5.084cm" svg:y="8.43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432cm" svg:height="0.421cm" svg:x="5.564cm" svg:y="8.4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412cm" svg:height="0.421cm" svg:x="6.064cm" svg:y="8.4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1cm" svg:height="0.416cm" svg:x="3.116cm" svg:y="8.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3.596cm" svg:y="8.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9cm" svg:height="0.416cm" svg:x="4.089cm" svg:y="8.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5cm" svg:height="0.416cm" svg:x="4.593cm" svg:y="8.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7cm" svg:height="0.416cm" svg:x="5.084cm" svg:y="8.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5.564cm" svg:y="8.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2cm" svg:height="0.416cm" svg:x="6.064cm" svg:y="8.9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11cm" svg:height="0.415cm" svg:x="3.116cm" svg:y="9.4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32cm" svg:height="0.415cm" svg:x="3.596cm" svg:y="9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19cm" svg:height="0.415cm" svg:x="4.089cm" svg:y="9.4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05cm" svg:height="0.415cm" svg:x="4.593cm" svg:y="9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17cm" svg:height="0.415cm" svg:x="5.084cm" svg:y="9.4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32cm" svg:height="0.415cm" svg:x="5.564cm" svg:y="9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12cm" svg:height="0.415cm" svg:x="6.064cm" svg:y="9.4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1cm" svg:height="0.425cm" svg:x="3.116cm" svg:y="9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32cm" svg:height="0.425cm" svg:x="3.596cm" svg:y="9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9cm" svg:height="0.425cm" svg:x="4.089cm" svg:y="9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05cm" svg:height="0.425cm" svg:x="4.593cm" svg:y="9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7cm" svg:height="0.425cm" svg:x="5.084cm" svg:y="9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32cm" svg:height="0.425cm" svg:x="5.564cm" svg:y="9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2cm" svg:height="0.425cm" svg:x="6.064cm" svg:y="9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411cm" svg:height="0.416cm" svg:x="3.116cm" svg:y="10.4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3.596cm" svg:y="10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9cm" svg:height="0.416cm" svg:x="4.089cm" svg:y="10.4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5cm" svg:height="0.416cm" svg:x="4.593cm" svg:y="10.4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417cm" svg:height="0.416cm" svg:x="5.084cm" svg:y="10.4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5.564cm" svg:y="10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2cm" svg:height="0.416cm" svg:x="6.064cm" svg:y="10.4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1cm" svg:height="0.425cm" svg:x="3.116cm" svg:y="10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32cm" svg:height="0.425cm" svg:x="3.596cm" svg:y="10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9cm" svg:height="0.425cm" svg:x="4.089cm" svg:y="10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05cm" svg:height="0.425cm" svg:x="4.593cm" svg:y="10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7cm" svg:height="0.425cm" svg:x="5.084cm" svg:y="10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32cm" svg:height="0.425cm" svg:x="5.564cm" svg:y="10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12cm" svg:height="0.425cm" svg:x="6.064cm" svg:y="10.89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11cm" svg:height="0.411cm" svg:x="3.116cm" svg:y="11.3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32cm" svg:height="0.411cm" svg:x="3.596cm" svg:y="11.3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19cm" svg:height="0.411cm" svg:x="4.089cm" svg:y="11.3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05cm" svg:height="0.411cm" svg:x="4.593cm" svg:y="11.3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17cm" svg:height="0.411cm" svg:x="5.084cm" svg:y="11.3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32cm" svg:height="0.411cm" svg:x="5.564cm" svg:y="11.3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12cm" svg:height="0.411cm" svg:x="6.064cm" svg:y="11.3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406cm" svg:height="0.421cm" svg:x="6.567cm" svg:y="8.4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24cm" svg:height="0.421cm" svg:x="7.052cm" svg:y="8.4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6cm" svg:height="0.416cm" svg:x="6.567cm" svg:y="8.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24cm" svg:height="0.416cm" svg:x="7.052cm" svg:y="8.9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406cm" svg:height="0.415cm" svg:x="6.567cm" svg:y="9.4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24cm" svg:height="0.415cm" svg:x="7.052cm" svg:y="9.4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06cm" svg:height="0.425cm" svg:x="6.567cm" svg:y="9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24cm" svg:height="0.425cm" svg:x="7.052cm" svg:y="9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6cm" svg:height="0.416cm" svg:x="6.567cm" svg:y="10.4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424cm" svg:height="0.416cm" svg:x="7.052cm" svg:y="10.4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06cm" svg:height="0.425cm" svg:x="6.567cm" svg:y="10.8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24cm" svg:height="0.425cm" svg:x="7.052cm" svg:y="10.8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406cm" svg:height="0.411cm" svg:x="6.567cm" svg:y="11.3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24cm" svg:height="0.411cm" svg:x="7.052cm" svg:y="11.38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31cm" svg:y1="12.085cm" svg:x2="2.901cm" svg:y2="12.085cm">
          <text:p/>
        </draw:line>
        <draw:custom-shape draw:style-name="gr16" draw:text-style-name="P2" draw:layer="layout" svg:width="0.411cm" svg:height="0.416cm" svg:x="3.116cm" svg:y="11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3.596cm" svg:y="11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9cm" svg:height="0.416cm" svg:x="4.089cm" svg:y="11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5cm" svg:height="0.416cm" svg:x="4.593cm" svg:y="11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7cm" svg:height="0.416cm" svg:x="5.084cm" svg:y="11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32cm" svg:height="0.416cm" svg:x="5.564cm" svg:y="11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12cm" svg:height="0.416cm" svg:x="6.064cm" svg:y="11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06cm" svg:height="0.416cm" svg:x="6.567cm" svg:y="11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424cm" svg:height="0.416cm" svg:x="7.052cm" svg:y="11.88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31cm" svg:y1="12.577cm" svg:x2="2.901cm" svg:y2="12.577cm">
          <text:p/>
        </draw:line>
        <draw:custom-shape draw:style-name="gr31" draw:text-style-name="P11" draw:layer="layout" svg:width="0.411cm" svg:height="0.412cm" svg:x="3.116cm" svg:y="12.3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432cm" svg:height="0.412cm" svg:x="3.596cm" svg:y="12.3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419cm" svg:height="0.412cm" svg:x="4.089cm" svg:y="12.3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405cm" svg:height="0.412cm" svg:x="4.593cm" svg:y="12.3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417cm" svg:height="0.412cm" svg:x="5.084cm" svg:y="12.3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432cm" svg:height="0.412cm" svg:x="5.564cm" svg:y="12.3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412cm" svg:height="0.412cm" svg:x="6.064cm" svg:y="12.3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406cm" svg:height="0.412cm" svg:x="6.567cm" svg:y="12.3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424cm" svg:height="0.412cm" svg:x="7.052cm" svg:y="12.36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81cm" svg:y1="13.626cm" svg:x2="3.811cm" svg:y2="18.344cm">
          <text:p/>
        </draw:line>
        <draw:line draw:style-name="gr1" draw:text-style-name="P1" draw:layer="layout" svg:x1="4.303cm" svg:y1="13.626cm" svg:x2="4.304cm" svg:y2="18.344cm">
          <text:p/>
        </draw:line>
        <draw:line draw:style-name="gr1" draw:text-style-name="P1" draw:layer="layout" svg:x1="4.796cm" svg:y1="13.626cm" svg:x2="4.797cm" svg:y2="18.344cm">
          <text:p/>
        </draw:line>
        <draw:line draw:style-name="gr1" draw:text-style-name="P1" draw:layer="layout" svg:x1="5.289cm" svg:y1="13.626cm" svg:x2="5.29cm" svg:y2="18.344cm">
          <text:p/>
        </draw:line>
        <draw:line draw:style-name="gr1" draw:text-style-name="P1" draw:layer="layout" svg:x1="5.782cm" svg:y1="13.626cm" svg:x2="5.783cm" svg:y2="18.344cm">
          <text:p/>
        </draw:line>
        <draw:line draw:style-name="gr1" draw:text-style-name="P1" draw:layer="layout" svg:x1="6.275cm" svg:y1="13.626cm" svg:x2="6.276cm" svg:y2="18.344cm">
          <text:p/>
        </draw:line>
        <draw:line draw:style-name="gr1" draw:text-style-name="P1" draw:layer="layout" svg:x1="6.768cm" svg:y1="13.626cm" svg:x2="6.769cm" svg:y2="18.344cm">
          <text:p/>
        </draw:line>
        <draw:line draw:style-name="gr1" draw:text-style-name="P1" draw:layer="layout" svg:x1="7.261cm" svg:y1="13.626cm" svg:x2="7.262cm" svg:y2="18.344cm">
          <text:p/>
        </draw:line>
        <draw:line draw:style-name="gr1" draw:text-style-name="P1" draw:layer="layout" svg:x1="7.701cm" svg:y1="14.534cm" svg:x2="2.902cm" svg:y2="14.534cm">
          <text:p/>
        </draw:line>
        <draw:line draw:style-name="gr1" draw:text-style-name="P1" draw:layer="layout" svg:x1="7.701cm" svg:y1="15.026cm" svg:x2="2.902cm" svg:y2="15.026cm">
          <text:p/>
        </draw:line>
        <draw:line draw:style-name="gr1" draw:text-style-name="P1" draw:layer="layout" svg:x1="7.701cm" svg:y1="15.518cm" svg:x2="2.902cm" svg:y2="15.518cm">
          <text:p/>
        </draw:line>
        <draw:line draw:style-name="gr1" draw:text-style-name="P1" draw:layer="layout" svg:x1="7.701cm" svg:y1="16.009cm" svg:x2="2.902cm" svg:y2="16.009cm">
          <text:p/>
        </draw:line>
        <draw:line draw:style-name="gr1" draw:text-style-name="P1" draw:layer="layout" svg:x1="7.701cm" svg:y1="16.501cm" svg:x2="2.902cm" svg:y2="16.501cm">
          <text:p/>
        </draw:line>
        <draw:line draw:style-name="gr1" draw:text-style-name="P1" draw:layer="layout" svg:x1="7.632cm" svg:y1="16.993cm" svg:x2="2.902cm" svg:y2="16.993cm">
          <text:p/>
        </draw:line>
        <draw:line draw:style-name="gr1" draw:text-style-name="P1" draw:layer="layout" svg:x1="7.701cm" svg:y1="14.042cm" svg:x2="2.902cm" svg:y2="14.042cm">
          <text:p/>
        </draw:line>
        <draw:line draw:style-name="gr1" draw:text-style-name="P1" draw:layer="layout" svg:x1="3.317cm" svg:y1="13.626cm" svg:x2="3.318cm" svg:y2="18.344cm">
          <text:p/>
        </draw:line>
        <draw:custom-shape draw:style-name="gr26" draw:text-style-name="P11" draw:layer="layout" svg:width="0.411cm" svg:height="0.421cm" svg:x="3.117cm" svg:y="13.8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432cm" svg:height="0.421cm" svg:x="3.597cm" svg:y="13.8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19cm" svg:height="0.421cm" svg:x="4.09cm" svg:y="13.8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405cm" svg:height="0.421cm" svg:x="4.594cm" svg:y="13.8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17cm" svg:height="0.421cm" svg:x="5.085cm" svg:y="13.83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432cm" svg:height="0.421cm" svg:x="5.565cm" svg:y="13.8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12cm" svg:height="0.421cm" svg:x="6.065cm" svg:y="13.8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1cm" svg:height="0.416cm" svg:x="3.117cm" svg:y="14.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32cm" svg:height="0.416cm" svg:x="3.597cm" svg:y="14.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9cm" svg:height="0.416cm" svg:x="4.09cm" svg:y="14.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05cm" svg:height="0.416cm" svg:x="4.594cm" svg:y="14.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7cm" svg:height="0.416cm" svg:x="5.085cm" svg:y="14.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32cm" svg:height="0.416cm" svg:x="5.565cm" svg:y="14.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2cm" svg:height="0.416cm" svg:x="6.065cm" svg:y="14.3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11cm" svg:height="0.415cm" svg:x="3.117cm" svg:y="14.8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32cm" svg:height="0.415cm" svg:x="3.597cm" svg:y="14.8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19cm" svg:height="0.415cm" svg:x="4.09cm" svg:y="14.8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05cm" svg:height="0.415cm" svg:x="4.594cm" svg:y="14.8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17cm" svg:height="0.415cm" svg:x="5.085cm" svg:y="14.8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32cm" svg:height="0.415cm" svg:x="5.565cm" svg:y="14.8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12cm" svg:height="0.415cm" svg:x="6.065cm" svg:y="14.8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11cm" svg:height="0.425cm" svg:x="3.117cm" svg:y="1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32cm" svg:height="0.425cm" svg:x="3.597cm" svg:y="1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19cm" svg:height="0.425cm" svg:x="4.09cm" svg:y="1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05cm" svg:height="0.425cm" svg:x="4.594cm" svg:y="1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17cm" svg:height="0.425cm" svg:x="5.085cm" svg:y="1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32cm" svg:height="0.425cm" svg:x="5.565cm" svg:y="1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12cm" svg:height="0.425cm" svg:x="6.065cm" svg:y="15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411cm" svg:height="0.416cm" svg:x="3.117cm" svg:y="15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32cm" svg:height="0.416cm" svg:x="3.597cm" svg:y="15.8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419cm" svg:height="0.416cm" svg:x="4.09cm" svg:y="15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05cm" svg:height="0.416cm" svg:x="4.594cm" svg:y="15.8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417cm" svg:height="0.416cm" svg:x="5.085cm" svg:y="15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32cm" svg:height="0.416cm" svg:x="5.565cm" svg:y="15.8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412cm" svg:height="0.416cm" svg:x="6.065cm" svg:y="15.8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11cm" svg:height="0.425cm" svg:x="3.117cm" svg:y="16.29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32cm" svg:height="0.425cm" svg:x="3.597cm" svg:y="16.29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19cm" svg:height="0.425cm" svg:x="4.09cm" svg:y="16.29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05cm" svg:height="0.425cm" svg:x="4.594cm" svg:y="16.29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17cm" svg:height="0.425cm" svg:x="5.085cm" svg:y="16.29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32cm" svg:height="0.425cm" svg:x="5.565cm" svg:y="16.29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12cm" svg:height="0.425cm" svg:x="6.065cm" svg:y="16.29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11cm" svg:height="0.411cm" svg:x="3.117cm" svg:y="16.7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32cm" svg:height="0.411cm" svg:x="3.597cm" svg:y="16.7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19cm" svg:height="0.411cm" svg:x="4.09cm" svg:y="16.7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05cm" svg:height="0.411cm" svg:x="4.594cm" svg:y="16.7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17cm" svg:height="0.411cm" svg:x="5.085cm" svg:y="16.78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32cm" svg:height="0.411cm" svg:x="5.565cm" svg:y="16.7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12cm" svg:height="0.411cm" svg:x="6.065cm" svg:y="16.7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0.406cm" svg:height="0.421cm" svg:x="6.568cm" svg:y="13.83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424cm" svg:height="0.421cm" svg:x="7.053cm" svg:y="13.83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06cm" svg:height="0.416cm" svg:x="6.568cm" svg:y="14.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24cm" svg:height="0.416cm" svg:x="7.053cm" svg:y="14.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06cm" svg:height="0.415cm" svg:x="6.568cm" svg:y="14.8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24cm" svg:height="0.415cm" svg:x="7.053cm" svg:y="14.8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06cm" svg:height="0.425cm" svg:x="6.568cm" svg:y="15.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24cm" svg:height="0.425cm" svg:x="7.053cm" svg:y="15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06cm" svg:height="0.416cm" svg:x="6.568cm" svg:y="15.8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424cm" svg:height="0.416cm" svg:x="7.053cm" svg:y="15.8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06cm" svg:height="0.425cm" svg:x="6.568cm" svg:y="16.29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0.424cm" svg:height="0.425cm" svg:x="7.053cm" svg:y="16.29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0.406cm" svg:height="0.411cm" svg:x="6.568cm" svg:y="16.7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424cm" svg:height="0.411cm" svg:x="7.053cm" svg:y="16.78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32cm" svg:y1="17.485cm" svg:x2="2.902cm" svg:y2="17.485cm">
          <text:p/>
        </draw:line>
        <draw:custom-shape draw:style-name="gr15" draw:text-style-name="P10" draw:layer="layout" svg:width="0.411cm" svg:height="0.416cm" svg:x="3.117cm" svg:y="17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32cm" svg:height="0.416cm" svg:x="3.597cm" svg:y="17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9cm" svg:height="0.416cm" svg:x="4.09cm" svg:y="17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05cm" svg:height="0.416cm" svg:x="4.594cm" svg:y="17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7cm" svg:height="0.416cm" svg:x="5.085cm" svg:y="17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32cm" svg:height="0.416cm" svg:x="5.565cm" svg:y="17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12cm" svg:height="0.416cm" svg:x="6.065cm" svg:y="17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06cm" svg:height="0.416cm" svg:x="6.568cm" svg:y="17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424cm" svg:height="0.416cm" svg:x="7.053cm" svg:y="17.28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632cm" svg:y1="17.977cm" svg:x2="2.902cm" svg:y2="17.977cm">
          <text:p/>
        </draw:line>
        <draw:custom-shape draw:style-name="gr31" draw:text-style-name="P11" draw:layer="layout" svg:width="0.411cm" svg:height="0.412cm" svg:x="3.117cm" svg:y="17.7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432cm" svg:height="0.412cm" svg:x="3.597cm" svg:y="17.7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419cm" svg:height="0.412cm" svg:x="4.09cm" svg:y="17.7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405cm" svg:height="0.412cm" svg:x="4.594cm" svg:y="17.7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417cm" svg:height="0.412cm" svg:x="5.085cm" svg:y="17.7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432cm" svg:height="0.412cm" svg:x="5.565cm" svg:y="17.7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412cm" svg:height="0.412cm" svg:x="6.065cm" svg:y="17.7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406cm" svg:height="0.412cm" svg:x="6.568cm" svg:y="17.7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424cm" svg:height="0.412cm" svg:x="7.053cm" svg:y="17.767cm">
          <text:p/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3.554cm" svg:height="1.673cm" svg:x="8cm" svg:y="4.6cm">
          <draw:text-box>
            <text:p><text:span text:style-name="T9">n</text:span>=1</text:p>
            <text:p>((2<text:span text:style-name="T10">n</text:span>)+1)<text:span text:style-name="T10">2</text:span><text:span text:style-name="T11">=9</text:span></text:p>
          </draw:text-box>
        </draw:frame>
        <draw:frame draw:style-name="gr36" draw:text-style-name="P12" draw:layer="layout" svg:width="3.905cm" svg:height="1.673cm" svg:x="8cm" svg:y="9.801cm">
          <draw:text-box>
            <text:p><text:span text:style-name="T9">n</text:span>=2</text:p>
            <text:p>((2<text:span text:style-name="T10">n</text:span>)+1)<text:span text:style-name="T10">2</text:span><text:span text:style-name="T11">=25</text:span></text:p>
          </draw:text-box>
        </draw:frame>
        <draw:frame draw:style-name="gr36" draw:text-style-name="P12" draw:layer="layout" svg:width="3.905cm" svg:height="1.673cm" svg:x="8cm" svg:y="15.201cm">
          <draw:text-box>
            <text:p><text:span text:style-name="T9">n</text:span>=3</text:p>
            <text:p>((2<text:span text:style-name="T10">n</text:span>)+1)<text:span text:style-name="T10">2</text:span><text:span text:style-name="T11">=81</text:span></text:p>
          </draw:text-box>
        </draw:frame>
        <draw:g>
          <draw:custom-shape draw:style-name="gr9" draw:text-style-name="P8" draw:layer="layout" svg:width="3.429cm" svg:height="3.556cm" svg:x="3.57cm" svg:y="8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26cm" svg:y1="10.622cm" svg:x2="6.75cm" svg:y2="11.511cm">
            <text:p/>
          </draw:line>
          <draw:frame draw:style-name="gr11" draw:text-style-name="P9" draw:layer="layout" svg:width="1.852cm" svg:height="0.806cm" svg:x="5.348cm" svg:y="10.201cm">
            <draw:text-box>
              <text:p><text:span text:style-name="T3">radius</text:span></text:p>
            </draw:text-box>
          </draw:frame>
        </draw:g>
        <draw:g>
          <draw:custom-shape draw:style-name="gr9" draw:text-style-name="P8" draw:layer="layout" svg:width="3.429cm" svg:height="3.556cm" svg:x="3.569cm" svg:y="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25cm" svg:y1="5.423cm" svg:x2="6.749cm" svg:y2="6.312cm">
            <text:p/>
          </draw:line>
          <draw:frame draw:style-name="gr11" draw:text-style-name="P9" draw:layer="layout" svg:width="1.852cm" svg:height="0.806cm" svg:x="5.347cm" svg:y="5.002cm">
            <draw:text-box>
              <text:p><text:span text:style-name="T3">radius</text:span></text:p>
            </draw:text-box>
          </draw:frame>
        </draw:g>
        <draw:g>
          <draw:custom-shape draw:style-name="gr37" draw:text-style-name="P8" draw:layer="layout" svg:width="3.429cm" svg:height="3.4cm" svg:x="3.57cm" svg:y="1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226cm" svg:y1="16cm" svg:x2="6.75cm" svg:y2="16.85cm">
            <text:p/>
          </draw:line>
          <draw:frame draw:style-name="gr38" draw:text-style-name="P9" draw:layer="layout" svg:width="1.852cm" svg:height="0.806cm" svg:x="5.348cm" svg:y="15.598cm">
            <draw:text-box>
              <text:p><text:span text:style-name="T3">radius</text:span></text:p>
            </draw:text-box>
          </draw:frame>
        </draw:g>
        <draw:frame draw:style-name="gr36" draw:text-style-name="P12" draw:layer="layout" svg:width="2.758cm" svg:height="0.962cm" svg:x="8cm" svg:y="6.5cm">
          <draw:text-box>
            <text:p>1 match</text:p>
          </draw:text-box>
        </draw:frame>
        <draw:frame draw:style-name="gr36" draw:text-style-name="P12" draw:layer="layout" svg:width="3.427cm" svg:height="0.962cm" svg:x="8cm" svg:y="11.5cm">
          <draw:text-box>
            <text:p>9 matches</text:p>
          </draw:text-box>
        </draw:frame>
        <draw:frame draw:style-name="gr36" draw:text-style-name="P12" draw:layer="layout" svg:width="3.779cm" svg:height="0.962cm" svg:x="8.001cm" svg:y="17.1cm">
          <draw:text-box>
            <text:p>37 match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Zarquan </meta:initial-creator>
    <meta:creation-date>2012-10-26T14:12:38</meta:creation-date>
    <dc:date>2020-03-17T19:09:01.218623246</dc:date>
    <meta:editing-duration>PT12M50S</meta:editing-duration>
    <meta:editing-cycles>3</meta:editing-cycles>
    <meta:generator>LibreOffice/6.3.5.2$Linux_X86_64 LibreOffice_project/30$Build-2</meta:generator>
    <meta:document-statistic meta:object-count="543"/>
  </office:meta>
</office:document-meta>
</file>